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" svg:font-family="'GFS Theokrito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57cm" fo:min-width="17.151cm"/>
    </style:style>
    <style:style style:name="gr2" style:family="graphic" style:parent-style-name="standard">
      <style:graphic-properties draw:stroke="none" svg:stroke-color="#000000" draw:fill="none" draw:fill-color="#ffffff" fo:min-height="2.036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9.204cm" fo:min-width="17.6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GFS Theokritos" fo:font-size="96pt" style:font-size-asian="96pt" style:font-size-complex="9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000000"/>
      <style:paragraph-properties fo:text-align="center"/>
      <style:text-properties fo:color="#ffffff" style:font-name="GFS Theokritos" fo:font-size="96pt" style:font-size-asian="96pt" style:font-size-complex="96pt"/>
    </style:style>
    <style:style style:name="T1" style:family="text">
      <style:text-properties style:font-name="GFS Theokritos" fo:font-size="96pt" style:font-size-asian="96pt" style:font-size-complex="96pt"/>
    </style:style>
    <style:style style:name="T2" style:family="text">
      <style:text-properties fo:color="#ffffff" style:font-name="GFS Theokritos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651cm" svg:height="6.407cm" svg:x="2.145cm" svg:y="1.959cm">
          <draw:text-box>
            <text:p text:style-name="P1"><text:span text:style-name="T1">Enterprise</text:span><text:span text:style-name="T1"><text:line-break/></text:span><text:span text:style-name="T1">RPG</text:span></text:p>
          </draw:text-box>
        </draw:frame>
        <draw:frame draw:style-name="gr2" draw:text-style-name="P3" draw:layer="layout" svg:width="8.763cm" svg:height="2.286cm" svg:x="8.62cm" svg:y="15.732cm">
          <draw:text-box>
            <text:p>GFS Theokritos</text:p>
          </draw:text-box>
        </draw:frame>
      </draw:page>
      <draw:page draw:name="page2" draw:style-name="dp1" draw:master-page-name="Default">
        <draw:frame draw:style-name="gr3" draw:text-style-name="P5" draw:layer="layout" svg:width="18.193cm" svg:height="9.454cm" svg:x="2.397cm" svg:y="1.96cm">
          <draw:text-box>
            <text:p text:style-name="P4"><text:span text:style-name="T2">Enterprise</text:span><text:span text:style-name="T2"><text:line-break/></text:span><text:span text:style-name="T2">RP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" svg:font-family="'GFS Theokrito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9:04:30.126258466</meta:creation-date>
    <dc:date>2020-08-30T10:17:42.577462837</dc:date>
    <meta:editing-duration>PT11M7S</meta:editing-duration>
    <meta:editing-cycles>3</meta:editing-cycles>
    <meta:generator>LibreOffice/6.1.5.2$Linux_X86_64 LibreOffice_project/10$Build-2</meta:generator>
    <meta:document-statistic meta:object-count="3"/>
  </office:meta>
</office:document-meta>
</file>